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Object.getNode( Session session , RemoteNode remo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ientObject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Object.getNodeTypeArray( RemoteNodeType [ ] remo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Object.getItem( Session session , RemoteItem remo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ientObject.ClientObject(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